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157.04pt"/>
    </style:style>
    <style:style style:name="co11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loext:p draw:notify-on-update-of-ranges="tab_modern_PIC.A2:tab_modern_PIC.A18 tab_modern_PIC.T2:tab_modern_PIC.T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2.68pt" svg:y="267.9pt">
            <loext:p draw:notify-on-update-of-ranges="tab_modern_PIC.A2:tab_modern_PIC.A18 tab_modern_PIC.O2:tab_modern_PIC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95.41pt" svg:y="105.22pt">
            <loext:p draw:notify-on-update-of-range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  <table:table-cell table:number-columns-repeated="2"/>
          <table:table-cell office:value-type="string" calcext:value-type="string">
            <text:p>W_A/W_PIC средний по запускам</text:p>
          </table:table-cell>
          <table:table-cell/>
          <table:table-cell office:value-type="string" calcext:value-type="string">
            <text:p>флопс средний по запускам</text:p>
          </table:table-cell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([.H2]-[.I2])*500/1000000000" office:value-type="float" office:value="51.5463917525773" calcext:value-type="float">
            <text:p>51.5463917526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6.185567010309" calcext:value-type="float">
            <text:p>206.1855670103</text:p>
          </table:table-cell>
          <table:table-cell table:formula="of:=[.L2]*[.N2]*576/[.H2]/1024/1024/1024" office:value-type="float" office:value="220.078688401442" calcext:value-type="float">
            <text:p>220.0786884014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([.H3]-[.I3])*500/1000000000" office:value-type="float" office:value="47.9501318628626" calcext:value-type="float">
            <text:p>47.9501318629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1.800527451451" calcext:value-type="float">
            <text:p>191.8005274515</text:p>
          </table:table-cell>
          <table:table-cell table:formula="of:=[.L3]*[.N3]*576/[.H3]/1024/1024/1024" office:value-type="float" office:value="204.358782087054" calcext:value-type="float">
            <text:p>204.3587820871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</text:p>
          </table:table-cell>
          <table:table-cell/>
          <table:table-cell table:formula="of:=[.R3]/[.P3]" office:value-type="float" office:value="0.00754310344827586" calcext:value-type="float">
            <text:p>0.0075431034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([.H4]-[.I4])*500/1000000000" office:value-type="float" office:value="28.4495021337127" calcext:value-type="float">
            <text:p>28.4495021337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13.798008534851" calcext:value-type="float">
            <text:p>113.7980085349</text:p>
          </table:table-cell>
          <table:table-cell table:formula="of:=[.L4]*[.N4]*576/[.H4]/1024/1024/1024" office:value-type="float" office:value="107.288360595703" calcext:value-type="float">
            <text:p>107.2883605957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8</text:p>
          </table:table-cell>
          <table:table-cell/>
          <table:table-cell table:formula="of:=[.R4]/[.P4]" office:value-type="float" office:value="0.000214776632302405" calcext:value-type="float">
            <text:p>0.000214776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([.H5]-[.I5])*500/1000000000" office:value-type="float" office:value="53.6480686695279" calcext:value-type="float">
            <text:p>53.6480686695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4.592274678112" calcext:value-type="float">
            <text:p>214.5922746781</text:p>
          </table:table-cell>
          <table:table-cell table:formula="of:=[.L5]*[.N5]*576/[.H5]/1024/1024/1024" office:value-type="float" office:value="225.870232833059" calcext:value-type="float">
            <text:p>225.8702328331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</text:p>
          </table:table-cell>
          <table:table-cell/>
          <table:table-cell table:formula="of:=[.R5]/[.P5]" office:value-type="float" office:value="0.00549768518518518" calcext:value-type="float">
            <text:p>0.0054976852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([.H6]-[.I6])*500/1000000000" office:value-type="float" office:value="31.6455696202532" calcext:value-type="float">
            <text:p>31.6455696203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6.582278481013" calcext:value-type="float">
            <text:p>126.582278481</text:p>
          </table:table-cell>
          <table:table-cell table:formula="of:=[.L6]*[.N6]*576/[.H6]/1024/1024/1024" office:value-type="float" office:value="134.110450744629" calcext:value-type="float">
            <text:p>134.1104507446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8</text:p>
          </table:table-cell>
          <table:table-cell/>
          <table:table-cell table:formula="of:=[.R6]/[.P6]" office:value-type="float" office:value="0.00416666666666667" calcext:value-type="float">
            <text:p>0.004166666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([.H7]-[.I7])*500/1000000000" office:value-type="float" office:value="31.3971742543171" calcext:value-type="float">
            <text:p>31.3971742543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5.588697017268" calcext:value-type="float">
            <text:p>125.5886970173</text:p>
          </table:table-cell>
          <table:table-cell table:formula="of:=[.L7]*[.N7]*576/[.H7]/1024/1024/1024" office:value-type="float" office:value="132.047213040865" calcext:value-type="float">
            <text:p>132.0472130409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</text:p>
          </table:table-cell>
          <table:table-cell/>
          <table:table-cell table:formula="of:=[.R7]/[.P7]" office:value-type="float" office:value="0.0130208333333333" calcext:value-type="float">
            <text:p>0.01302083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([.H8]-[.I8])*500/1000000000" office:value-type="float" office:value="5.39811066126856" calcext:value-type="float">
            <text:p>5.3981106613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1.5924426450742" calcext:value-type="float">
            <text:p>21.5924426451</text:p>
          </table:table-cell>
          <table:table-cell table:formula="of:=[.L8]*[.N8]*576/[.H8]/1024/1024/1024" office:value-type="float" office:value="21.4576721191406" calcext:value-type="float">
            <text:p>21.4576721191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4</text:p>
          </table:table-cell>
          <table:table-cell/>
          <table:table-cell table:formula="of:=[.R8]/[.P8]" office:value-type="float" office:value="0.0353107344632768" calcext:value-type="float">
            <text:p>0.035310734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([.H9]-[.I9])*500/1000000000" office:value-type="float" office:value="6.83994528043776" calcext:value-type="float">
            <text:p>6.8399452804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27.359781121751" calcext:value-type="float">
            <text:p>27.3597811218</text:p>
          </table:table-cell>
          <table:table-cell table:formula="of:=[.L9]*[.N9]*576/[.H9]/1024/1024/1024" office:value-type="float" office:value="15.1110367036202" calcext:value-type="float">
            <text:p>15.1110367036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2</text:p>
          </table:table-cell>
          <table:table-cell/>
          <table:table-cell table:formula="of:=[.R9]/[.P9]" office:value-type="float" office:value="0.00107341557813256" calcext:value-type="float">
            <text:p>0.001073415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formula="of:=AVERAGE([.T2:.T9])" office:value-type="float" office:value="0.00898816753839661" calcext:value-type="float">
            <text:p>0.0089881675</text:p>
          </table:table-cell>
          <table:table-cell/>
          <table:table-cell table:formula="of:=AVERAGE([.O2:.O9])" office:value-type="float" office:value="128.437447117479" calcext:value-type="float">
            <text:p>128.4374471175</text:p>
          </table:table-cell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([.H10]-[.I10])*500/1000000000" office:value-type="float" office:value="38.0083618396047" calcext:value-type="float">
            <text:p>38.0083618396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64.23413150893" calcext:value-type="float">
            <text:p>1064.2341315089</text:p>
          </table:table-cell>
          <table:table-cell table:formula="of:=[.L10]*[.N10]*576/[.H10]/1024/1024/1024" office:value-type="float" office:value="1112.62003580729" calcext:value-type="float">
            <text:p>1112.6200358073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</text:p>
          </table:table-cell>
          <table:table-cell/>
          <table:table-cell table:formula="of:=[.R10]/[.P10]" office:value-type="float" office:value="0.000291149068322981" calcext:value-type="float">
            <text:p>0.000291149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([.H11]-[.I11])*500/1000000000" office:value-type="float" office:value="8.73934891850557" calcext:value-type="float">
            <text:p>8.7393489185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44.701769718156" calcext:value-type="float">
            <text:p>244.7017697182</text:p>
          </table:table-cell>
          <table:table-cell table:formula="of:=[.L11]*[.N11]*576/[.H11]/1024/1024/1024" office:value-type="float" office:value="250.339508056641" calcext:value-type="float">
            <text:p>250.3395080566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</text:p>
          </table:table-cell>
          <table:table-cell/>
          <table:table-cell table:formula="of:=[.R11]/[.P11]" office:value-type="float" office:value="0.000800768737988469" calcext:value-type="float">
            <text:p>0.0008007687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([.H12]-[.I12])*500/1000000000" office:value-type="float" office:value="14.3000143000143" calcext:value-type="float">
            <text:p>14.3000143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.4004004004" calcext:value-type="float">
            <text:p>400.4004004004</text:p>
          </table:table-cell>
          <table:table-cell table:formula="of:=[.L12]*[.N12]*576/[.H12]/1024/1024/1024" office:value-type="float" office:value="429.153442382813" calcext:value-type="float">
            <text:p>429.1534423828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6</text:p>
          </table:table-cell>
          <table:table-cell/>
          <table:table-cell table:formula="of:=[.R12]/[.P12]" office:value-type="float" office:value="0.037202380952381" calcext:value-type="float">
            <text:p>0.03720238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([.H13]-[.I13])*500/1000000000" office:value-type="float" office:value="8.15660685154976" calcext:value-type="float">
            <text:p>8.1566068515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28.384991843393" calcext:value-type="float">
            <text:p>228.3849918434</text:p>
          </table:table-cell>
          <table:table-cell table:formula="of:=[.L13]*[.N13]*576/[.H13]/1024/1024/1024" office:value-type="float" office:value="234.693288803101" calcext:value-type="float">
            <text:p>234.693288803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</text:p>
          </table:table-cell>
          <table:table-cell/>
          <table:table-cell table:formula="of:=[.R13]/[.P13]" office:value-type="float" office:value="0.000881834215167549" calcext:value-type="float">
            <text:p>0.0008818342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([.H14]-[.I14])*500/1000000000" office:value-type="float" office:value="3.83435582822086" calcext:value-type="float">
            <text:p>3.8343558282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7.361963190184" calcext:value-type="float">
            <text:p>107.3619631902</text:p>
          </table:table-cell>
          <table:table-cell table:formula="of:=[.L14]*[.N14]*576/[.H14]/1024/1024/1024" office:value-type="float" office:value="107.288360595703" calcext:value-type="float">
            <text:p>107.2883605957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</text:p>
          </table:table-cell>
          <table:table-cell/>
          <table:table-cell table:formula="of:=[.R14]/[.P14]" office:value-type="float" office:value="0.000542534722222222" calcext:value-type="float">
            <text:p>0.0005425347</text:p>
          </table:table-cell>
          <table:table-cell/>
          <table:table-cell office:value-type="string" calcext:value-type="string">
            <text:p>"Политехник" </text:p>
          </table:table-cell>
          <table:table-cell table:formula="of:=AVERAGE([.T10:.T14])" office:value-type="float" office:value="0.00794373353921644" calcext:value-type="float">
            <text:p>0.0079437335</text:p>
          </table:table-cell>
          <table:table-cell/>
          <table:table-cell table:formula="of:=AVERAGE([.O10:.O14])" office:value-type="float" office:value="409.016651332213" calcext:value-type="float">
            <text:p>409.0166513322</text:p>
          </table:table-cell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([.H15]-[.I15])*500/1000000000" office:value-type="float" office:value="108.108108108108" calcext:value-type="float">
            <text:p>108.1081081081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32.432432432433" calcext:value-type="float">
            <text:p>432.4324324324</text:p>
          </table:table-cell>
          <table:table-cell table:formula="of:=[.L15]*[.N15]*576/[.H15]/1024/1024/1024" office:value-type="float" office:value="429.153442382813" calcext:value-type="float">
            <text:p>429.1534423828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4</text:p>
          </table:table-cell>
          <table:table-cell/>
          <table:table-cell table:formula="of:=[.R15]/[.P15]" office:value-type="float" office:value="0.00347222222222222" calcext:value-type="float">
            <text:p>0.0034722222</text:p>
          </table:table-cell>
          <table:table-cell/>
          <table:table-cell office:value-type="string" calcext:value-type="string">
            <text:p>"Ломоносов"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([.H16]-[.I16])*500/1000000000" office:value-type="float" office:value="8.88888888888889" calcext:value-type="float">
            <text:p>8.8888888889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5.5555555555555" calcext:value-type="float">
            <text:p>35.5555555556</text:p>
          </table:table-cell>
          <table:table-cell table:formula="of:=[.L16]*[.N16]*576/[.H16]/1024/1024/1024" office:value-type="float" office:value="34.332275390625" calcext:value-type="float">
            <text:p>34.3322753906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</text:p>
          </table:table-cell>
          <table:table-cell/>
          <table:table-cell table:formula="of:=[.R16]/[.P16]" office:value-type="float" office:value="0.0260416666666667" calcext:value-type="float">
            <text:p>0.0260416667</text:p>
          </table:table-cell>
          <table:table-cell/>
          <table:table-cell office:value-type="string" calcext:value-type="string">
            <text:p>"Ломоносов" </text:p>
          </table:table-cell>
          <table:table-cell table:formula="of:=AVERAGE([.T15:.T16])" office:value-type="float" office:value="0.0147569444444444" calcext:value-type="float">
            <text:p>0.0147569444</text:p>
          </table:table-cell>
          <table:table-cell/>
          <table:table-cell table:formula="of:=AVERAGE([.O15:.O16])" office:value-type="float" office:value="233.993993993994" calcext:value-type="float">
            <text:p>233.993993994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([.H17]-[.I17])*500/1000000000" office:value-type="float" office:value="0.711111111111111" calcext:value-type="float">
            <text:p>0.7111111111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3777777777778" calcext:value-type="float">
            <text:p>11.3777777778</text:p>
          </table:table-cell>
          <table:table-cell table:formula="of:=[.L17]*[.N17]*576/[.H17]/1024/1024/1024" office:value-type="float" office:value="12.0464124177632" calcext:value-type="float">
            <text:p>12.0464124178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8</text:p>
          </table:table-cell>
          <table:table-cell/>
          <table:table-cell table:formula="of:=[.R17]/[.P17]" office:value-type="float" office:value="0.0494791666666667" calcext:value-type="float">
            <text:p>0.0494791667</text:p>
          </table:table-cell>
          <table:table-cell/>
          <table:table-cell office:value-type="string" calcext:value-type="string">
            <text:p>НКС-1П <text:s text:c="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([.H18]-[.I18])*500/1000000000" office:value-type="float" office:value="0.316957210776545" calcext:value-type="float">
            <text:p>0.3169572108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5.07131537242472" calcext:value-type="float">
            <text:p>5.0713153724</text:p>
          </table:table-cell>
          <table:table-cell table:formula="of:=[.L18]*[.N18]*576/[.H18]/1024/1024/1024" office:value-type="float" office:value="4.90461077008929" calcext:value-type="float">
            <text:p>4.9046107701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4</text:p>
          </table:table-cell>
          <table:table-cell/>
          <table:table-cell table:formula="of:=[.R18]/[.P18]" office:value-type="float" office:value="0.0132095410628019" calcext:value-type="float">
            <text:p>0.0132095411</text:p>
          </table:table-cell>
          <table:table-cell/>
          <table:table-cell office:value-type="string" calcext:value-type="string">
            <text:p>НКС-1П <text:s text:c="7"/></text:p>
          </table:table-cell>
          <table:table-cell table:formula="of:=AVERAGE([.T17:.T18])" office:value-type="float" office:value="0.0313443538647343" calcext:value-type="float">
            <text:p>0.0313443539</text:p>
          </table:table-cell>
          <table:table-cell/>
          <table:table-cell table:formula="of:=AVERAGE([.O17:.O18])" office:value-type="float" office:value="8.22454657510125" calcext:value-type="float">
            <text:p>8.2245465751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5:51:59.33153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18-10-17T17:26:33.761033311</dc:date>
    <meta:editing-duration>PT1H19M40S</meta:editing-duration>
    <meta:editing-cycles>8</meta:editing-cycles>
    <meta:generator>LibreOffice/5.1.6.2$Linux_X86_64 LibreOffice_project/10m0$Build-2</meta:generator>
    <meta:document-statistic meta:table-count="3" meta:cell-count="3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4cm" svg:y="0.315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941cm" svg:y="1.083cm" svg:width="14.738cm" svg:height="7.486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3cm" svg:y="3.615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4cm" svg:y="0.315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cm" svg:y="1.314cm" svg:width="14.38cm" svg:height="7.506cm">
          <chartooo:coordinate-region svg:x="2.791cm" svg:y="1.314cm" svg:width="12.889cm" svg:height="5.057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3cm" svg:y="4.244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6.185567010309">
                <text:p>206.185567010309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1.800527451451">
                <text:p>191.8005274514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13.798008534851">
                <text:p>113.7980085348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6.582278481013">
                <text:p>126.58227848101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.588697017268">
                <text:p>125.5886970172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.5924426450742">
                <text:p>21.592442645074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7.359781121751">
                <text:p>27.35978112175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64.23413150893">
                <text:p>1064.234131508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44.701769718156">
                <text:p>244.7017697181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.4004004004">
                <text:p>400.40040040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28.384991843393">
                <text:p>228.3849918433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7.361963190184">
                <text:p>107.36196319018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32.432432432433">
                <text:p>432.43243243243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5.5555555555555">
                <text:p>35.5555555555555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3777777777778">
                <text:p>11.3777777777778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5.07131537242472">
                <text:p>5.0713153724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4cm" svg:y="0.315cm" chart:style-name="ch2">
          <text:p>Производительность одного процессора</text:p>
        </chart:title>
        <chart:plot-area chart:style-name="ch3" table:cell-range-addres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chart:data-source-has-labels="column" svg:x="1.3cm" svg:y="1.314cm" svg:width="14.38cm" svg:height="7.506cm">
          <chartooo:coordinate-region svg:x="2.161cm" svg:y="1.501cm" svg:width="13.519cm" svg:height="6.696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451cm" svg:y="5.751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Y9:tab_modern_PIC.Y9 tab_modern_PIC.Y14:tab_modern_PIC.Y14 tab_modern_PIC.Y16:tab_modern_PIC.Y16 tab_modern_PIC.Y18:tab_modern_PIC.Y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128.437447117479">
                <text:p>128.437447117479</text:p>
                <draw:g>
                  <svg:desc>tab_modern_PIC.Y9:tab_modern_PIC.Y9 tab_modern_PIC.Y14:tab_modern_PIC.Y14 tab_modern_PIC.Y16:tab_modern_PIC.Y16 tab_modern_PIC.Y18:tab_modern_PIC.Y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9.016651332213">
                <text:p>409.01665133221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233.993993993994">
                <text:p>233.99399399399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8.22454657510125">
                <text:p>8.2245465751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